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195cm" fo:min-width="5.977cm"/>
    </style:style>
    <style:style style:name="gr2" style:family="graphic" style:parent-style-name="standard">
      <style:graphic-properties draw:textarea-horizontal-align="justify" draw:textarea-vertical-align="top" draw:auto-grow-height="false" fo:min-height="5.668cm" fo:min-width="6.231cm"/>
    </style:style>
    <style:style style:name="gr3" style:family="graphic" style:parent-style-name="standard">
      <style:graphic-properties draw:stroke="solid" svg:stroke-color="#000000" draw:fill="solid" draw:fill-color="#eeeeee" draw:textarea-horizontal-align="justify" draw:textarea-vertical-align="top" draw:auto-grow-height="false" fo:min-height="3.128cm" fo:min-width="5.977cm"/>
    </style:style>
    <style:style style:name="gr4" style:family="graphic" style:parent-style-name="standard">
      <style:graphic-properties draw:stroke="solid" svg:stroke-color="#000000" draw:fill="solid" draw:fill-color="#eeeeee" draw:textarea-horizontal-align="justify" draw:textarea-vertical-align="top" draw:auto-grow-height="false" fo:min-height="3.128cm" fo:min-width="6.231cm"/>
    </style:style>
    <style:style style:name="gr5" style:family="graphic" style:parent-style-name="standard">
      <style:graphic-properties draw:textarea-horizontal-align="justify" draw:textarea-vertical-align="top" draw:auto-grow-height="false" fo:min-height="4.957cm" fo:min-width="7.882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7.882cm"/>
    </style:style>
    <style:style style:name="gr9" style:family="graphic" style:parent-style-name="standard">
      <style:graphic-properties draw:stroke="solid" svg:stroke-color="#333300" draw:fill="solid" draw:fill-color="#669999" draw:textarea-horizontal-align="justify" draw:textarea-vertical-align="middle" draw:auto-grow-height="false" fo:min-height="0.648cm" fo:min-width="2.983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6.231cm"/>
    </style:style>
    <style:style style:name="gr11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0.893cm" fo:min-width="5.723cm"/>
    </style:style>
    <style:style style:name="gr12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0.893cm" fo:min-width="5.723cm"/>
    </style:style>
    <style:style style:name="gr13" style:family="graphic" style:parent-style-name="standard" style:list-style-name="L1">
      <style:graphic-properties svg:stroke-color="#333300" draw:fill-color="#669999" draw:textarea-horizontal-align="justify" draw:textarea-vertical-align="middle" draw:auto-grow-height="false" fo:min-height="1.64cm" fo:min-width="0.262cm"/>
    </style:style>
    <style:style style:name="gr14" style:family="graphic" style:parent-style-name="standard" style:list-style-name="L1">
      <style:graphic-properties svg:stroke-color="#333300" draw:fill-color="#669999" draw:textarea-horizontal-align="justify" draw:textarea-vertical-align="middle" draw:auto-grow-height="false" fo:min-height="1.619cm" fo:min-width="0.07cm"/>
    </style:style>
    <style:style style:name="gr15" style:family="graphic" style:parent-style-name="standard" style:list-style-name="L1">
      <style:graphic-properties svg:stroke-color="#333300" draw:fill-color="#669999" draw:textarea-horizontal-align="justify" draw:textarea-vertical-align="middle" draw:auto-grow-height="false" fo:min-height="1.619cm" fo:min-width="0.07cm"/>
    </style:style>
    <style:style style:name="gr16" style:family="graphic" style:parent-style-name="standard" style:list-style-name="L1">
      <style:graphic-properties svg:stroke-color="#333300" draw:fill-color="#669999" draw:textarea-horizontal-align="justify" draw:textarea-vertical-align="middle" draw:auto-grow-height="false" fo:min-height="1.619cm" fo:min-width="0.07cm"/>
    </style:style>
    <style:style style:name="gr17" style:family="graphic" style:parent-style-name="standard">
      <style:graphic-properties svg:stroke-color="#333300" draw:fill-color="#669999" draw:textarea-horizontal-align="justify" draw:textarea-vertical-align="middle" draw:auto-grow-height="false" fo:min-height="1.619cm" fo:min-width="0.07cm"/>
    </style:style>
    <style:style style:name="gr18" style:family="graphic" style:parent-style-name="standard" style:list-style-name="L1">
      <style:graphic-properties svg:stroke-color="#333300" draw:fill-color="#669999" draw:textarea-horizontal-align="justify" draw:textarea-vertical-align="middle" draw:auto-grow-height="false" fo:min-height="1.619cm" fo:min-width="0.07cm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1.986cm"/>
    </style:style>
    <style:style style:name="gr20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0.893cm" fo:min-width="5.342cm"/>
    </style:style>
    <style:style style:name="gr21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0.893cm" fo:min-width="5.342cm"/>
    </style:style>
    <style:style style:name="gr22" style:family="graphic" style:parent-style-name="standard">
      <style:graphic-properties draw:stroke="solid" svg:stroke-color="#333300" draw:fill="solid" draw:fill-color="#669999" draw:textarea-horizontal-align="justify" draw:textarea-vertical-align="middle" draw:auto-grow-height="false" fo:min-height="1.544cm" fo:min-width="4.925cm"/>
    </style:style>
    <style:style style:name="gr23" style:family="graphic" style:parent-style-name="standard" style:list-style-name="L1">
      <style:graphic-properties draw:stroke="solid" svg:stroke-color="#333300" draw:fill="solid" draw:fill-color="#669999" draw:textarea-horizontal-align="justify" draw:textarea-vertical-align="middle" draw:auto-grow-height="false" fo:min-height="1.544cm" fo:min-width="4.589cm"/>
    </style:style>
    <style:style style:name="gr24" style:family="graphic" style:parent-style-name="standard">
      <style:graphic-properties draw:textarea-horizontal-align="justify" draw:textarea-vertical-align="top" draw:auto-grow-height="false" fo:min-height="1.528cm" fo:min-width="5.9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Liberation Sans" fo:font-size="15pt" style:letter-kerning="true" style:font-name-asian="Droid Sans Fallback" style:font-size-asian="15pt" style:font-name-complex="FreeSans" style:font-size-complex="15pt"/>
    </style:style>
    <style:style style:name="P5" style:family="paragraph">
      <loext:graphic-properties draw:fill="solid" draw:fill-color="#669999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7" style:family="paragraph">
      <loext:graphic-properties draw:fill-color="#cccccc"/>
      <style:paragraph-properties fo:text-align="center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8" style:family="paragraph">
      <style:paragraph-properties fo:text-align="center"/>
      <style:text-properties style:font-name="Liberation Sans" fo:font-size="8pt" style:letter-kerning="true" style:font-name-asian="Droid Sans Fallback" style:font-size-asian="8pt" style:font-name-complex="FreeSans" style:font-size-complex="8pt"/>
    </style:style>
    <style:style style:name="P9" style:family="paragraph">
      <loext:graphic-properties draw:fill-color="#669999"/>
      <style:paragraph-properties fo:text-align="center"/>
      <style:text-properties style:font-name="Liberation Sans" fo:font-size="8pt" style:letter-kerning="true" style:font-name-asian="Droid Sans Fallback" style:font-size-asian="8pt" style:font-name-complex="FreeSans" style:font-size-complex="8pt"/>
    </style:style>
    <style:style style:name="P10" style:family="paragraph">
      <loext:graphic-properties draw:fill-color="#669999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solid" draw:fill-color="#669999"/>
      <style:paragraph-properties fo:text-align="center"/>
      <style:text-properties style:font-name="Liberation Sans" fo:font-size="15pt" style:letter-kerning="true" style:font-name-asian="Droid Sans Fallback" style:font-size-asian="15pt" style:font-name-complex="FreeSans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4.445cm" svg:x="3.351cm" svg:y="2.359cm">
          <text:p text:style-name="P1">SNAPSHOO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445cm" svg:x="2.5cm" svg:y="2.035cm">
          <text:p text:style-name="P1">SNAPSHOO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5.918cm" svg:x="4.61cm" svg:y="17.88cm">
          <text:p text:style-name="P1">CLE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5.918cm" svg:x="3.467cm" svg:y="17.569cm">
          <text:p text:style-name="P1">CLE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445cm" svg:x="1.7cm" svg:y="1.635cm">
          <text:p text:style-name="P1">SNAPSHOOT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77cm" svg:height="3.378cm" svg:x="1.7cm" svg:y="3.094cm">
          <text:p text:style-name="P2"><text:span text:style-name="T1">PHOTOGRA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31cm" svg:height="5.918cm" svg:x="2.251cm" svg:y="17.04cm">
          <text:p text:style-name="P1">CLERK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731cm" svg:height="3.378cm" svg:x="2.251cm" svg:y="19.834cm">
          <text:p text:style-name="P2"><text:span text:style-name="T1">OFF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382cm" svg:height="5.207cm" svg:x="11.471cm" svg:y="8.999cm">
          <text:p text:style-name="P1">CHRONO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0.762cm" svg:x="12.106cm" svg:y="10.523cm">
          <text:p text:style-name="P2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9cm" svg:height="0.762cm" svg:x="14.438cm" svg:y="10.523cm">
          <text:p text:style-name="P2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9cm" svg:height="0.762cm" svg:x="16.924cm" svg:y="10.523cm">
          <text:p text:style-name="P2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382cm" svg:height="1.143cm" svg:x="11.471cm" svg:y="11.92cm">
          <text:p text:style-name="P2"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382cm" svg:height="1.143cm" svg:x="11.471cm" svg:y="13.063cm">
          <text:p text:style-name="P2"><text:span text:style-name="T1">SYNCR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979cm" svg:height="1.794cm" draw:transform="rotate (0.706509281207304) translate (9.271cm 16.794cm)">
          <text:p text:style-name="P4">TRA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3.979cm" svg:height="1.794cm" draw:transform="rotate (0.706509281207304) translate (8.401cm 15.816cm)">
          <text:p text:style-name="P4">TRA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3.979cm" svg:height="1.794cm" draw:transform="rotate (0.706509281207304) translate (7.531cm 14.889cm)">
          <text:p text:style-name="P4">TRACK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.731cm" svg:height="2.032cm" svg:x="1.235cm" svg:y="29.343cm">
          <text:p text:style-name="P1">DESTINATION #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9cm" svg:height="0.762cm" svg:x="2.605cm" svg:y="18.437cm">
          <text:p text:style-name="P2"><text:span text:style-name="T1">TIME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223cm" svg:height="1.143cm" svg:x="2.505cm" svg:y="20.65cm">
          <text:p text:style-name="P6">SCRIBE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23cm" svg:height="1.143cm" svg:x="2.505cm" svg:y="21.766cm">
          <text:p text:style-name="P6">COURIER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24cm" svg:height="2.159cm" svg:x="5.118cm" svg:y="23.955cm">
          <text:p text:style-name="P8">TRACK MESSAGE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.524cm" svg:height="2.159cm" svg:x="2.251cm" svg:y="23.955cm">
          <text:p text:style-name="P8">TRACK MESSAGE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out" svg:width="1.524cm" svg:height="2.159cm" svg:x="2.251cm" svg:y="26.495cm">
          <text:p text:style-name="P8">TRACK MESSAGE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9" draw:layer="layout" svg:width="1.524cm" svg:height="2.159cm" svg:x="5.118cm" svg:y="26.495cm">
          <text:p text:style-name="P8">TRACK MESSAGE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6.731cm" svg:height="2.032cm" svg:x="2.759cm" svg:y="30.74cm">
          <text:p text:style-name="P1">DESTINATION #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31cm" svg:height="2.032cm" svg:x="4.664cm" svg:y="32.137cm">
          <text:p text:style-name="P1">DESTINATION #3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24cm" svg:height="2.159cm" svg:x="7.904cm" svg:y="23.982cm">
          <text:p text:style-name="P8"><text:span text:style-name="T2">TRACK MESSAGE</text:span>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1.524cm" svg:height="2.159cm" svg:x="7.904cm" svg:y="26.522cm">
          <text:p text:style-name="P8">TRACK MESSAGE</text:p>
          <draw:enhanced-geometry svg:viewBox="0 0 21600 21600" draw:text-areas="?f0 0 ?f2 ?f5" draw:mirror-horizontal="false" draw:mirror-vertical="false" draw:type="down-arrow" draw:modifiers="13850 6756.196721311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2.486cm" svg:height="0.762cm" svg:x="4.972cm" svg:y="18.437cm">
          <text:p text:style-name="P2"><text:span text:style-name="T1">REPORT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842cm" svg:height="1.143cm" svg:x="1.981cm" svg:y="3.894cm">
          <text:p text:style-name="P6">SHOOTER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42cm" svg:height="1.143cm" svg:x="1.981cm" svg:y="5.037cm">
          <text:p text:style-name="P6">CODEX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425cm" svg:height="1.793cm" draw:transform="rotate (0.785572696322648) translate (7.061cm 10.377cm)">
          <text:p text:style-name="P11"><text:span text:style-name="T3">SHOT</text:span>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2" draw:layer="layout" svg:width="5.089cm" svg:height="1.794cm" draw:transform="rotate (2.35636902311754) translate (11.548cm 9.977cm)">
          <text:p text:style-name="P4">SHOT?</text:p>
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6.477cm" svg:height="1.778cm" svg:x="12.303cm" svg:y="4.891cm">
          <text:p text:style-name="P1">FOREMA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81cm" fo:margin-bottom="1cm" fo:margin-left="1cm" fo:margin-right="1cm" fo:page-width="21.006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21:23:53.934630363</meta:creation-date>
    <dc:date>2015-10-24T07:18:28.596367755</dc:date>
    <meta:editing-duration>PT8H53M9S</meta:editing-duration>
    <meta:editing-cycles>4</meta:editing-cycles>
    <meta:generator>LibreOffice/4.4.3.2$Linux_X86_64 LibreOffice_project/40m0$Build-2</meta:generator>
    <meta:document-statistic meta:object-count="35"/>
  </office:meta>
</office:document-meta>
</file>